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Purisa" fo:font-size="24pt" officeooo:rsid="00033bba" officeooo:paragraph-rsid="00033bba" style:font-size-asian="21pt" style:font-size-complex="24pt"/>
    </style:style>
    <style:style style:name="P2" style:family="paragraph" style:parent-style-name="Standard">
      <style:text-properties style:font-name="Purisa" fo:font-size="10pt" officeooo:rsid="00033bba" officeooo:paragraph-rsid="00033bba" style:font-size-asian="8.75pt" style:font-size-complex="10pt"/>
    </style:style>
    <style:style style:name="P3" style:family="paragraph" style:parent-style-name="Standard">
      <style:text-properties style:font-name="Purisa" fo:font-size="10pt" officeooo:rsid="00033bba" officeooo:paragraph-rsid="05ba9065" style:font-size-asian="8.75pt" style:font-size-complex="10pt"/>
    </style:style>
    <style:style style:name="P4" style:family="paragraph" style:parent-style-name="Preformatted_20_Text">
      <style:text-properties style:font-name="Purisa" fo:font-size="10pt" officeooo:rsid="00033bba" officeooo:paragraph-rsid="00033bba" style:font-size-asian="8.75pt" style:font-size-complex="10pt"/>
    </style:style>
    <style:style style:name="P5" style:family="paragraph" style:parent-style-name="Preformatted_20_Text">
      <style:text-properties style:font-name="Purisa" fo:font-size="10pt" officeooo:rsid="05ba9065" officeooo:paragraph-rsid="05ba9065" style:font-size-asian="8.75pt" style:font-size-complex="10pt"/>
    </style:style>
    <style:style style:name="P6" style:family="paragraph" style:parent-style-name="Preformatted_20_Text">
      <style:paragraph-properties fo:text-align="start" style:justify-single-word="false" style:writing-mode="lr-tb"/>
      <style:text-properties officeooo:paragraph-rsid="05c19540"/>
    </style:style>
    <style:style style:name="P7" style:family="paragraph" style:parent-style-name="Preformatted_20_Text">
      <style:paragraph-properties fo:text-align="start" style:justify-single-word="false" style:writing-mode="lr-tb"/>
      <style:text-properties style:font-name="Purisa" officeooo:rsid="05bc08cd" officeooo:paragraph-rsid="05bc08cd"/>
    </style:style>
    <style:style style:name="P8" style:family="paragraph" style:parent-style-name="Preformatted_20_Text">
      <style:paragraph-properties fo:text-align="start" style:justify-single-word="false" style:writing-mode="lr-tb"/>
      <style:text-properties style:font-name="Purisa" officeooo:rsid="05be0470" officeooo:paragraph-rsid="05be0470"/>
    </style:style>
    <style:style style:name="P9" style:family="paragraph" style:parent-style-name="Preformatted_20_Text">
      <style:paragraph-properties fo:text-align="start" style:justify-single-word="false" style:writing-mode="lr-tb"/>
      <style:text-properties style:font-name="Purisa" officeooo:rsid="05c07fd3" officeooo:paragraph-rsid="05c07fd3"/>
    </style:style>
    <style:style style:name="P10" style:family="paragraph" style:parent-style-name="Preformatted_20_Text">
      <style:paragraph-properties fo:text-align="start" style:justify-single-word="false" style:writing-mode="lr-tb"/>
      <style:text-properties style:font-name="Purisa" officeooo:rsid="05c19540" officeooo:paragraph-rsid="05c19540"/>
    </style:style>
    <style:style style:name="P11" style:family="paragraph" style:parent-style-name="Preformatted_20_Text">
      <style:paragraph-properties fo:text-align="start" style:justify-single-word="false" style:writing-mode="lr-tb"/>
      <style:text-properties style:font-name="Purisa" officeooo:rsid="05c2dce4" officeooo:paragraph-rsid="05c2dce4"/>
    </style:style>
    <style:style style:name="P12" style:family="paragraph" style:parent-style-name="Preformatted_20_Text">
      <style:paragraph-properties fo:text-align="start" style:justify-single-word="false" style:writing-mode="lr-tb"/>
      <style:text-properties officeooo:rsid="05c19540" officeooo:paragraph-rsid="05c19540"/>
    </style:style>
    <style:style style:name="P13" style:family="paragraph" style:parent-style-name="Preformatted_20_Text">
      <style:paragraph-properties fo:text-align="start" style:justify-single-word="false" style:writing-mode="lr-tb"/>
      <style:text-properties style:text-underline-style="solid" style:text-underline-width="auto" style:text-underline-color="font-color" officeooo:rsid="05c19540" officeooo:paragraph-rsid="05c19540" fo:background-color="#33ff99"/>
    </style:style>
    <style:style style:name="P14" style:family="paragraph" style:parent-style-name="Preformatted_20_Text">
      <style:paragraph-properties fo:text-align="start" style:justify-single-word="false" style:writing-mode="lr-tb"/>
      <style:text-properties officeooo:rsid="05c2dce4" officeooo:paragraph-rsid="05c2dce4"/>
    </style:style>
    <style:style style:name="P15" style:family="paragraph" style:parent-style-name="Preformatted_20_Text">
      <style:paragraph-properties fo:text-align="start" style:justify-single-word="false" fo:break-before="page" style:writing-mode="lr-tb"/>
      <style:text-properties style:font-name="Purisa" officeooo:rsid="05c07fd3" officeooo:paragraph-rsid="05c07fd3"/>
    </style:style>
    <style:style style:name="T1" style:family="text">
      <style:text-properties style:font-name="Purisa"/>
    </style:style>
    <style:style style:name="T2" style:family="text">
      <style:text-properties style:font-name="Purisa" officeooo:rsid="05c07fd3"/>
    </style:style>
    <style:style style:name="T3" style:family="text">
      <style:text-properties style:font-name="Purisa" officeooo:rsid="05c19540"/>
    </style:style>
    <style:style style:name="T4" style:family="text">
      <style:text-properties style:font-name="Purisa" officeooo:rsid="05c2dce4"/>
    </style:style>
    <style:style style:name="T5" style:family="text">
      <style:text-properties style:font-name="Purisa" style:text-underline-style="solid" style:text-underline-width="auto" style:text-underline-color="font-color"/>
    </style:style>
    <style:style style:name="T6" style:family="text">
      <style:text-properties style:font-name="Purisa" style:text-underline-style="solid" style:text-underline-width="auto" style:text-underline-color="font-color" fo:font-weight="bold" style:font-weight-asian="bold" style:font-weight-complex="bold"/>
    </style:style>
    <style:style style:name="T7" style:family="text">
      <style:text-properties style:font-name="Purisa" style:text-underline-style="solid" style:text-underline-width="auto" style:text-underline-color="font-color" fo:font-weight="bold" fo:background-color="#ff99ff" style:font-weight-asian="bold" style:font-weight-complex="bold"/>
    </style:style>
    <style:style style:name="T8" style:family="text">
      <style:text-properties officeooo:rsid="05ba9065"/>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f3333"/>
    </style:style>
    <style:style style:name="T12" style:family="text">
      <style:text-properties fo:color="#ff3333" style:text-underline-style="solid" style:text-underline-width="auto" style:text-underline-color="font-color" fo:background-color="#ff99ff"/>
    </style:style>
    <style:style style:name="T13" style:family="text">
      <style:text-properties fo:color="#ff3333" style:text-underline-style="solid" style:text-underline-width="auto" style:text-underline-color="font-color" fo:font-weight="bold" fo:background-color="#ff99ff" style:font-weight-asian="bold" style:font-weight-complex="bold"/>
    </style:style>
    <style:style style:name="T14" style:family="text">
      <style:text-properties fo:color="#ff3333" style:text-underline-style="solid" style:text-underline-width="auto" style:text-underline-color="font-color" fo:font-weight="bold" style:font-weight-asian="bold" style:font-weight-complex="bold"/>
    </style:style>
    <style:style style:name="T15" style:family="text">
      <style:text-properties fo:color="#ff3333" style:text-underline-style="solid" style:text-underline-width="auto" style:text-underline-color="font-color" fo:font-weight="bold" fo:background-color="#ffccff" style:font-weight-asian="bold" style:font-weight-complex="bold"/>
    </style:style>
    <style:style style:name="T16" style:family="text">
      <style:text-properties fo:color="#ff3333" style:text-underline-style="none"/>
    </style:style>
    <style:style style:name="T17" style:family="text">
      <style:text-properties fo:color="#ff3333" fo:font-style="normal" style:text-underline-style="solid" style:text-underline-width="auto" style:text-underline-color="font-color" fo:font-weight="bold" fo:background-color="#ff99ff" style:font-style-asian="normal" style:font-weight-asian="bold" style:font-style-complex="normal" style:font-weight-complex="bold"/>
    </style:style>
    <style:style style:name="T18" style:family="text">
      <style:text-properties fo:color="#ff3333" style:font-name="Purisa"/>
    </style:style>
    <style:style style:name="T19" style:family="text">
      <style:text-properties fo:color="#ff3333" style:font-name="Purisa" style:text-underline-style="solid" style:text-underline-width="auto" style:text-underline-color="font-color" fo:font-weight="bold" fo:background-color="#ff99ff" style:font-weight-asian="bold" style:font-weight-complex="bold"/>
    </style:style>
    <style:style style:name="T20" style:family="text">
      <style:text-properties fo:color="#ff3333" style:font-name="Purisa" style:text-underline-style="solid" style:text-underline-width="auto" style:text-underline-color="font-color" fo:font-weight="bold" officeooo:rsid="05c2dce4" fo:background-color="#ff99ff" style:font-weight-asian="bold" style:font-weight-complex="bold"/>
    </style:style>
    <style:style style:name="T21" style:family="text">
      <style:text-properties fo:color="#ff3333" style:font-name="Purisa" style:text-underline-style="solid" style:text-underline-width="auto" style:text-underline-color="font-color" fo:background-color="#ff99ff"/>
    </style:style>
    <style:style style:name="T22" style:family="text">
      <style:text-properties fo:color="#ff3333" style:font-name="Purisa" fo:background-color="#ff99ff"/>
    </style:style>
    <style:style style:name="T23" style:family="text">
      <style:text-properties fo:color="#ff3333" fo:background-color="#ff99ff"/>
    </style:style>
    <style:style style:name="T24" style:family="text">
      <style:text-properties officeooo:rsid="05bc08cd"/>
    </style:style>
    <style:style style:name="T25" style:family="text">
      <style:text-properties fo:color="#000000" style:text-underline-style="none"/>
    </style:style>
    <style:style style:name="T26" style:family="text">
      <style:text-properties fo:color="#000000" style:text-underline-style="none" officeooo:rsid="05bc08cd"/>
    </style:style>
    <style:style style:name="T27" style:family="text">
      <style:text-properties fo:color="#000000" style:font-name="Purisa" style:text-underline-style="none"/>
    </style:style>
    <style:style style:name="T28" style:family="text">
      <style:text-properties officeooo:rsid="05be0470"/>
    </style:style>
    <style:style style:name="T29" style:family="text">
      <style:text-properties officeooo:rsid="05c07fd3"/>
    </style:style>
    <style:style style:name="T30" style:family="text">
      <style:text-properties fo:background-color="#ff99ff"/>
    </style:style>
    <style:style style:name="T31" style:family="text">
      <style:text-properties fo:font-weight="bold" fo:background-color="#ff99f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melli Ogron</text:p>
      <text:p text:style-name="P2"/>
      <text:p text:style-name="P2">I gemelli Ogron affrontano i personaggi lanciando attacchi speciali a determinate soglie di energia. A 33 energia lanciano un attacco speciale. A 66 energia lanciano un urlo potente. A 100 energia lanciano un poderoso attacco speciale contro tutto il gruppo di istanza.</text:p>
      <text:p text:style-name="P3">All'aumentare della distanza tra gli Ogron, la loro celerità aumenta e il loro tempo di lancio si riduce ulteriormente, riducendo il tempo a disposizione dei personaggi per reagire ai loro attacchi. <text:span text:style-name="T8">Cercare (quando è possibile) di tenerli vicini.</text:span></text:p>
      <text:p text:style-name="P4"/>
      <text:p text:style-name="P4">La meccanica principale di questo combattimento ha a che fare con due cose: le barre energetiche dei boss e il fatto che questi boss non condividono la vita.</text:p>
      <text:p text:style-name="P4"><text:bookmark text:name="tw-target-text"/>I boss inizieranno con l'energia che viene compensata (se Femo ha quasi 100 energia all'inizio, Poli inizia con solo un po' di energia). </text:p>
      <text:p text:style-name="P2"/>
      <text:p text:style-name="P4"><text:bookmark text:name="tw-target-text2"/>Ma torniamo al loro attacchi energetici .</text:p>
      <text:p text:style-name="P5">POLI</text:p>
      <text:p text:style-name="P5">Il primo attacco di Poli è abbastanza semplice. E' chiamato <text:span text:style-name="T13">CARICA DI SCUDO:</text:span><text:span text:style-name="T25"> </text:span><text:span text:style-name="T26">ferisce i nemici infliggendo 12.500 danni fisici ogni secondo per 18 secondi.</text:span> <text:span text:style-name="T24">I</text:span>l boss c<text:span text:style-name="T24">arica</text:span> in direzione di un bersaglio distante, infliggendo danni fisici e respingendo indietro tutti i nemici sulla sua traiettoria. I danni inflitti aumentano all'aumentare della distanza percorsa. Al termine della carica, l'Ogron piazza lo scudo nel terreno, infliggendo danni fisici ai nemici entro 10m e respingendoli indietro. E' possibile evitarlo!</text:p>
      <text:p text:style-name="P7">A 66 energia Poli lancia un <text:span text:style-name="T13">URLO INTERROMPENTE</text:span> che infligge 60.000 danni fisici e interrompe il lancio d'incantesimi per 6 secondi.</text:p>
      <text:p text:style-name="P7">A 100 <text:span text:style-name="T28">energia</text:span> lancia <text:span text:style-name="T13">POLVERIZZAZIONE:</text:span> polverizza il terreno, facendo cadere a terra diversi pezzi del soffitto. La prima polverizzazione colpisce la posizione di tutti i personaggi entro 3m dal punto di impatto, infliggendo danni fisici. La seconda polverizzazione fa staccare diversi pezzi del soffitto, che cadendo infliggono danni fisici ai personaggi entro 8m dalla posizione del bersaglio. La polverizzazione finale fa cadere un intero pezzo di soffitto, infliggendo danni fisici a tutto il gruppo d'incursione, tanto maggiori quanto più i personaggi sono vicini al punto d'impatto. Stare attenti a dove ci si posiziona.</text:p>
      <text:p text:style-name="P7"/>
      <text:p text:style-name="P8">FEMO</text:p>
      <text:p text:style-name="P8">Il primo attacco di Femo è un semplice <text:span text:style-name="T13">TURBINE</text:span> che infligge danni fisici ogni 0,5 secondi per 7,97 secondi. Tutti i bersagli colpiti sono affetti da <text:span text:style-name="T15">DIFESE INDEBOLITE</text:span> che aumentano i danni da Sfondamento di Scudo del 10% e si accumula.</text:p>
      <text:p text:style-name="P8"><text:soft-page-break/>A 66 energia Femo lancia un <text:span text:style-name="T13">RUGGITO DEBILITANTE</text:span> aumentando così i danni subiti dai bersagli del 300% per 300 secondi suddividendone la quantità e la durata tra tutti i bersagli entro 20m. La quantità e la durata dell'effetto si sommano.</text:p>
      <text:p text:style-name="P8">A 100 energia lancia <text:span text:style-name="T17">SCOSSA SISMICA</text:span><text:span text:style-name="T31">:</text:span> scaglia nelle vicinanze entrambe le armi e inizia a colpire con violenza il terreno, infliggendo danni natura a tutti i personaggi. Incendia le armi lanciate bruciando tutti i bersagli vicini. Inoltre dalle armi infuocate escono delle fiamme che si muovono verso l'esterno. I personaggi che entrano in contatto con questi elementi si bruciano subendo 7.500 danni da fuoco per 12s. Ha la caratteristica che si può accumulare.</text:p>
      <text:p text:style-name="P8"/>
      <text:p text:style-name="P9">Per quanto riguarda i tank i boss fanno ancora due abilità periodicamente. </text:p>
      <text:p text:style-name="P9">Poli fa uno <text:span text:style-name="T13">SFONDAMENTO DI SCUDO:</text:span> urta il bersaglio con lo scudo e interrompe il lancio di incantesimi per 3 secondi. Femo fa <text:span text:style-name="T13">TAGLIO DOPPIO:</text:span><text:span text:style-name="T16"> </text:span>attacca selvaggiamente il bersaglio con entrambe le armi.</text:p>
      <text:p text:style-name="P9">E' tutta una questione di raggruppamenti, evitare le fiamme e spostamenti. </text:p>
      <text:p text:style-name="P9"/>
      <text:p text:style-name="P10">Il boss è fattibile anche <text:span text:style-name="T29">getta</text:span>ndo<text:span text:style-name="T29"> le armi davanti e dietro di lui contro un muro </text:span>al fine di<text:span text:style-name="T29"> evitare gran parte dei danni.</text:span></text:p>
      <text:p text:style-name="P6"><text:span text:style-name="T3">Il consiglio per continuare a fare dps e riuscire a spostarsi è quello di utilizzare il CD degli hunter, aspetto della volpe,</text:span><text:span text:style-name="T2"> </text:span><text:span text:style-name="T3">i membri del gruppo entro 40m assumono questo aspetto e riescono a muoversi mentre lanciano tutti gli incantesimi e le abilità per 6 secondi.</text:span></text:p>
      <text:p text:style-name="P6"><text:span text:style-name="T3"/></text:p>
      <text:p text:style-name="P12"><text:span text:style-name="T1">I boss prima di usare le proprie abilità </text:span><text:span text:style-name="T4">cercano di farsi un'idea della situazione. Insomma fanno un </text:span><text:span text:style-name="T20">RISCALDAMENTO</text:span></text:p>
      <text:p text:style-name="P6"><text:span text:style-name="T3"/></text:p>
      <text:p text:style-name="P13"><text:span text:style-name="T1">RICORDA:</text:span></text:p>
      <text:p text:style-name="P14"><text:span text:style-name="T27">I tank devono controllare la distanza t</text:span><text:span text:style-name="T1">ra gli Ogron Gemelli che è essenziale per regolare la potenza delle loro abilità. State attenti a </text:span><text:span text:style-name="T19">TURBINE</text:span><text:span text:style-name="T1"> che ha un raggio d'azione ampio e può rivelarsi letale se combinato con </text:span><text:span text:style-name="T19">SFONDAMENTO DI SCUDO</text:span><text:span text:style-name="T1">.</text:span></text:p>
      <text:p text:style-name="P11">I dps devono restare vicono a Femo per condividere i danni, l'efficacia e la durata di <text:span text:style-name="T13">RUGGITO DEBILITANTE</text:span> con tutti i bersagli vicini. Fare attenzione al raggio d'azione del <text:span text:style-name="T13">TURBINE</text:span> e alla traiettoria di <text:span text:style-name="T13">CARICA DI SCUDO</text:span>.</text:p>
      <text:p text:style-name="P11">I curatori devono stare pronti a curare in movimento all'inizio di <text:span text:style-name="T13">SCOSSA SISMICA</text:span> e <text:span text:style-name="T13">FIAMMA</text:span>. Fare attenzione a <text:span text:style-name="T13">URLO INTERROMPENTE</text:span> che interrompe il lancio d'incantesimi e silenzia per qualche istante.</text:p>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11T18:43:52.231046649</meta:creation-date>
    <dc:date>2014-11-11T21:16:22.338713866</dc:date>
    <dc:creator>ilaria </dc:creator>
    <meta:editing-duration>PT2H3M31S</meta:editing-duration>
    <meta:editing-cycles>739</meta:editing-cycles>
    <meta:generator>LibreOffice/4.1.3.2$Linux_X86_64 LibreOffice_project/410m0$Build-2</meta:generator>
    <meta:document-statistic meta:table-count="0" meta:image-count="0" meta:object-count="0" meta:page-count="3" meta:paragraph-count="24" meta:word-count="739" meta:character-count="4592" meta:non-whitespace-character-count="3874"/>
  </office:meta>
</office:document-meta>
</file>